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0" table:formula="of:=SUM([.H8:.AL8])" table:style-name="ce23">
            <text:p>1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5" table:formula="of:=SUM([.J3:.J7])" table:style-name="ce30">
            <text:p>5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1" table:formula="of:=SUM([.L3:.L7])" table:style-name="ce30">
            <text:p>1</text:p>
          </table:table-cell>
          <table:table-cell office:value-type="float" office:value="1" table:formula="of:=SUM([.M3:.M7])" table:style-name="ce30">
            <text:p>1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06T22:06:14Z</dc:date>
    <meta:editing-cycles>1</meta:editing-cycles>
    <meta:editing-duration>PT21S</meta:editing-duration>
  </office:meta>
</office:document-meta>
</file>